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 style:master-page-name="Standard">
      <style:table-properties style:width="17.173cm" fo:margin-left="-0.191cm" fo:margin-top="0cm" fo:margin-bottom="0cm" style:page-number="auto" fo:break-before="page" table:align="left" style:writing-mode="lr-tb"/>
    </style:style>
    <style:style style:name="Tabel1.A" style:family="table-column">
      <style:table-column-properties style:column-width="1.319cm"/>
    </style:style>
    <style:style style:name="Tabel1.B" style:family="table-column">
      <style:table-column-properties style:column-width="1.595cm"/>
    </style:style>
    <style:style style:name="Tabel1.C" style:family="table-column">
      <style:table-column-properties style:column-width="2.81cm"/>
    </style:style>
    <style:style style:name="Tabel1.1" style:family="table-row">
      <style:table-row-properties style:min-row-height="0.896cm" style:keep-together="true" fo:keep-together="auto"/>
    </style:style>
    <style:style style:name="Tabel1.A1" style:family="table-cell">
      <style:table-cell-properties fo:background-color="#f4b083" fo:padding-left="0.191cm" fo:padding-right="0.191cm" fo:padding-top="0cm" fo:padding-bottom="0cm" fo:border="0.018cm solid #00000a">
        <style:background-image/>
      </style:table-cell-properties>
    </style:style>
    <style:style style:name="Tabel1.2" style:family="table-row">
      <style:table-row-properties style:min-row-height="1.111cm" style:keep-together="true" fo:keep-together="auto"/>
    </style:style>
    <style:style style:name="Tabel1.3" style:family="table-row">
      <style:table-row-properties style:min-row-height="0.894cm" style:keep-together="true" fo:keep-together="auto"/>
    </style:style>
    <style:style style:name="Tabel1.A3" style:family="table-cell">
      <style:table-cell-properties fo:background-color="#dae2f3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1.B3" style:family="table-cell">
      <style:table-cell-properties fo:background-color="#dae2f3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1.C3" style:family="table-cell">
      <style:table-cell-properties fo:background-color="#dae2f3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1.6" style:family="table-row">
      <style:table-row-properties style:min-row-height="0.863cm" style:keep-together="true" fo:keep-together="auto"/>
    </style:style>
    <style:style style:name="Tabel1.A6" style:family="table-cell">
      <style:table-cell-properties fo:background-color="#dae2f3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el1.B6" style:family="table-cell">
      <style:table-cell-properties fo:background-color="#dae2f3" fo:padding-left="0.191cm" fo:padding-right="0.191cm" fo:padding-top="0cm" fo:padding-bottom="0cm" fo:border="none">
        <style:background-image/>
      </style:table-cell-properties>
    </style:style>
    <style:style style:name="Tabel1.C6" style:family="table-cell">
      <style:table-cell-properties fo:background-color="#dae2f3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1.A9" style:family="table-cell">
      <style:table-cell-properties fo:background-color="#dae2f3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el1.B9" style:family="table-cell">
      <style:table-cell-properties fo:background-color="#dae2f3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1.C9" style:family="table-cell">
      <style:table-cell-properties fo:background-color="#dae2f3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1.16" style:family="table-row">
      <style:table-row-properties style:min-row-height="0.878cm" style:keep-together="true" fo:keep-together="auto"/>
    </style:style>
    <style:style style:name="Tabel1.17" style:family="table-row">
      <style:table-row-properties style:min-row-height="0.787cm" style:keep-together="true" fo:keep-together="auto"/>
    </style:style>
    <style:style style:name="Tabel1.18" style:family="table-row">
      <style:table-row-properties style:min-row-height="0.866cm" style:keep-together="true" fo:keep-together="auto"/>
    </style:style>
    <style:style style:name="Tabel1.19" style:family="table-row">
      <style:table-row-properties style:min-row-height="0.704cm" style:keep-together="true" fo:keep-together="auto"/>
    </style:style>
    <style:style style:name="Tabel1.20" style:family="table-row">
      <style:table-row-properties style:min-row-height="0.93cm" style:keep-together="true" fo:keep-together="auto"/>
    </style:style>
    <style:style style:name="P1" style:family="paragraph" style:parent-style-name="Table_20_Paragraph">
      <style:paragraph-properties fo:margin-left="0.194cm" fo:margin-right="0cm" fo:margin-top="0.21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2" style:family="paragraph" style:parent-style-name="Table_20_Paragraph">
      <style:paragraph-properties fo:margin-left="0.194cm" fo:margin-right="0cm" fo:margin-top="0.21cm" fo:margin-bottom="0cm" fo:line-height="100%" fo:orphans="0" fo:widows="0" fo:text-indent="0cm" style:auto-text-indent="false"/>
      <style:text-properties style:letter-kerning="true"/>
    </style:style>
    <style:style style:name="P3" style:family="paragraph" style:parent-style-name="Table_20_Paragraph">
      <style:paragraph-properties fo:margin-left="0.194cm" fo:margin-right="0cm" fo:margin-top="0.169cm" fo:margin-bottom="0cm" fo:line-height="100%" fo:orphans="0" fo:widows="0" fo:text-indent="0cm" style:auto-text-indent="false"/>
      <style:text-properties style:letter-kerning="true"/>
    </style:style>
    <style:style style:name="P4" style:family="paragraph" style:parent-style-name="Table_20_Paragraph">
      <style:paragraph-properties fo:margin-left="0.194cm" fo:margin-right="0cm" fo:margin-top="0.171cm" fo:margin-bottom="0cm" fo:line-height="100%" fo:orphans="0" fo:widows="0" fo:text-indent="0cm" style:auto-text-indent="false"/>
      <style:text-properties style:letter-kerning="true"/>
    </style:style>
    <style:style style:name="P5" style:family="paragraph" style:parent-style-name="Table_20_Paragraph">
      <style:paragraph-properties fo:margin-left="0.194cm" fo:margin-right="0cm" fo:margin-top="0.205cm" fo:margin-bottom="0cm" fo:line-height="100%" fo:orphans="0" fo:widows="0" fo:text-indent="0cm" style:auto-text-indent="false"/>
      <style:text-properties style:letter-kerning="true"/>
    </style:style>
    <style:style style:name="P6" style:family="paragraph" style:parent-style-name="Table_20_Paragraph">
      <style:paragraph-properties fo:margin-left="0.409cm" fo:margin-right="0.164cm" fo:margin-top="0.208cm" fo:margin-bottom="0cm" fo:line-height="100%" fo:text-align="center" style:justify-single-word="false" fo:orphans="0" fo:widows="0" fo:text-indent="0.012cm" style:auto-text-indent="false"/>
      <style:text-properties style:letter-kerning="true"/>
    </style:style>
    <style:style style:name="P7" style:family="paragraph" style:parent-style-name="Table_20_Paragraph">
      <style:paragraph-properties fo:margin-top="0.21cm" fo:margin-bottom="0cm" fo:line-height="100%" fo:orphans="0" fo:widows="0"/>
      <style:text-properties style:letter-kerning="true"/>
    </style:style>
    <style:style style:name="P8" style:family="paragraph" style:parent-style-name="Table_20_Paragraph">
      <style:paragraph-properties fo:margin-left="0.215cm" fo:margin-right="0cm" fo:margin-top="0.169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9" style:family="paragraph" style:parent-style-name="Table_20_Paragraph">
      <style:paragraph-properties fo:margin-left="0.215cm" fo:margin-right="0cm" fo:margin-top="0.171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10" style:family="paragraph" style:parent-style-name="Table_20_Paragraph">
      <style:paragraph-properties fo:margin-left="0cm" fo:margin-right="1.51cm" fo:margin-top="0.169cm" fo:margin-bottom="0cm" fo:line-height="100%" fo:orphans="0" fo:widows="0" fo:text-indent="0cm" style:auto-text-indent="false"/>
      <style:text-properties style:letter-kerning="true"/>
    </style:style>
    <style:style style:name="P11" style:family="paragraph" style:parent-style-name="Table_20_Paragraph">
      <style:paragraph-properties fo:margin-left="0cm" fo:margin-right="1.51cm" fo:margin-top="0.171cm" fo:margin-bottom="0cm" fo:line-height="100%" fo:orphans="0" fo:widows="0" fo:text-indent="0cm" style:auto-text-indent="false"/>
      <style:text-properties style:letter-kerning="true"/>
    </style:style>
    <style:style style:name="P12" style:family="paragraph" style:parent-style-name="Table_20_Paragraph">
      <style:paragraph-properties fo:margin-left="0.21cm" fo:margin-right="0cm" fo:margin-top="0.205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13" style:family="paragraph" style:parent-style-name="Table_20_Paragraph">
      <style:paragraph-properties fo:margin-left="0cm" fo:margin-right="1.423cm" fo:margin-top="0.205cm" fo:margin-bottom="0cm" fo:line-height="100%" fo:orphans="0" fo:widows="0" fo:text-indent="0cm" style:auto-text-indent="false"/>
      <style:text-properties style:letter-kerning="true"/>
    </style:style>
    <style:style style:name="P14" style:family="paragraph" style:parent-style-name="Table_20_Paragraph">
      <style:paragraph-properties fo:margin-left="0.213cm" fo:margin-right="0cm" fo:margin-top="0.205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15" style:family="paragraph" style:parent-style-name="Table_20_Paragraph">
      <style:paragraph-properties fo:margin-top="0.205cm" fo:margin-bottom="0cm" fo:line-height="100%" fo:orphans="0" fo:widows="0"/>
      <style:text-properties style:letter-kerning="true"/>
    </style:style>
    <style:style style:name="T1" style:family="text">
      <style:text-properties fo:language="nl" fo:country="NL"/>
    </style:style>
    <style:style style:name="T2" style:family="text">
      <style:text-properties fo:language="nl" fo:country="NL" fo:font-weight="bold" style:font-weight-asian="bold"/>
    </style:style>
    <style:style style:name="T3" style:family="text">
      <style:text-properties fo:language="nl" fo:country="NL" fo:font-weight="bold" style:font-weight-asian="bold" style:font-weight-complex="bold"/>
    </style:style>
    <style:style style:name="T4" style:family="text">
      <style:text-properties fo:font-size="8pt" fo:language="nl" fo:country="NL" fo:font-weight="bold" style:font-size-asian="8pt" style:font-weight-asian="bold"/>
    </style:style>
    <style:style style:name="T5" style:family="text">
      <style:text-properties style:font-name="Segoe UI" fo:font-size="10.5pt" fo:language="nl" fo:country="NL" style:font-size-asian="10.5pt" style:font-name-complex="Segoe UI1" style:font-size-complex="10.5pt"/>
    </style:style>
    <style:style style:name="T6" style:family="text">
      <style:text-properties style:font-name="Segoe UI" fo:font-size="10.5pt" fo:language="nl" fo:country="NL" fo:font-weight="bold" style:font-size-asian="10.5pt" style:font-weight-asian="bold" style:font-name-complex="Segoe UI1" style:font-size-complex="10.5pt" style:font-weight-complex="bold"/>
    </style:style>
    <style:style style:name="T7" style:family="text">
      <style:text-properties style:font-name="Segoe UI" fo:font-size="10.5pt" fo:language="nl" fo:country="NL" fo:font-weight="normal" style:font-size-asian="10.5pt" style:font-weight-asian="normal" style:font-name-complex="Segoe UI1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table:number-columns-spanned="3" office:value-type="string">
            <text:p text:style-name="P1"><text:span text:style-name="T2">Technische specificaties</text:span></text:p>
          </table:table-cell>
          <table:covered-table-cell/>
          <table:covered-table-cell/>
        </table:table-row>
        <table:table-row table:style-name="Tabel1.2">
          <table:table-cell table:style-name="Tabel1.A1" office:value-type="string">
            <text:p text:style-name="P2"><text:span text:style-name="T1">#</text:span></text:p>
          </table:table-cell>
          <table:table-cell table:style-name="Tabel1.A1" office:value-type="string">
            <text:p text:style-name="P6"><text:span text:style-name="T1">MoSCoW</text:span></text:p>
          </table:table-cell>
          <table:table-cell table:style-name="Tabel1.A1" office:value-type="string">
            <text:p text:style-name="P7"><text:span text:style-name="T1">Omschrijving</text:span></text:p>
          </table:table-cell>
        </table:table-row>
        <table:table-row table:style-name="Tabel1.3">
          <table:table-cell table:style-name="Tabel1.A3" office:value-type="string">
            <text:p text:style-name="P3"><text:span text:style-name="T3">F1.0</text:span></text:p>
          </table:table-cell>
          <table:table-cell table:style-name="Tabel1.B3" office:value-type="string">
            <text:p text:style-name="P8"><text:span text:style-name="T3">M</text:span></text:p>
          </table:table-cell>
          <table:table-cell table:style-name="Tabel1.C3" office:value-type="string">
            <text:p text:style-name="P10"><text:span text:style-name="T3">De attiny412 wordt gebruikt als microcontroller</text:span></text:p>
          </table:table-cell>
        </table:table-row>
        <table:table-row table:style-name="Tabel1.3">
          <table:table-cell table:style-name="Tabel1.A3" office:value-type="string">
            <text:p text:style-name="P3"><text:span text:style-name="T1">F1.1</text:span></text:p>
          </table:table-cell>
          <table:table-cell table:style-name="Tabel1.B3" office:value-type="string">
            <text:p text:style-name="P8"><text:span text:style-name="T1">M</text:span></text:p>
          </table:table-cell>
          <table:table-cell table:style-name="Tabel1.C3" office:value-type="string">
            <text:p text:style-name="P10"><text:span text:style-name="T1"/></text:p>
          </table:table-cell>
        </table:table-row>
        <table:table-row table:style-name="Tabel1.3">
          <table:table-cell table:style-name="Tabel1.A3" office:value-type="string">
            <text:p text:style-name="P3"><text:span text:style-name="T1">F1.1.1</text:span></text:p>
          </table:table-cell>
          <table:table-cell table:style-name="Tabel1.B3" office:value-type="string">
            <text:p text:style-name="P8"><text:span text:style-name="T1">M</text:span></text:p>
          </table:table-cell>
          <table:table-cell table:style-name="Tabel1.C3" office:value-type="string">
            <text:p text:style-name="P10"><text:span text:style-name="T1"/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1.2</text:span></text:p>
          </table:table-cell>
          <table:table-cell table:style-name="Tabel1.B6" office:value-type="string">
            <text:p text:style-name="P9"><text:span text:style-name="T1">M</text:span></text:p>
          </table:table-cell>
          <table:table-cell table:style-name="Tabel1.C6" office:value-type="string">
            <text:p text:style-name="P11"><text:span text:style-name="T1"/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1.3</text:span></text:p>
          </table:table-cell>
          <table:table-cell table:style-name="Tabel1.B6" office:value-type="string">
            <text:p text:style-name="P9"><text:span text:style-name="T1">S</text:span></text:p>
          </table:table-cell>
          <table:table-cell table:style-name="Tabel1.C6" office:value-type="string">
            <text:p text:style-name="P11"><text:span text:style-name="T1"/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1.4</text:span></text:p>
          </table:table-cell>
          <table:table-cell table:style-name="Tabel1.B6" office:value-type="string">
            <text:p text:style-name="P9"><text:span text:style-name="T1">M</text:span></text:p>
          </table:table-cell>
          <table:table-cell table:style-name="Tabel1.C6" office:value-type="string">
            <text:p text:style-name="P11"><text:span text:style-name="T1"/></text:p>
          </table:table-cell>
        </table:table-row>
        <table:table-row table:style-name="Tabel1.6">
          <table:table-cell table:style-name="Tabel1.A9" office:value-type="string">
            <text:p text:style-name="P4"><text:span text:style-name="T1">F1.4.1</text:span></text:p>
          </table:table-cell>
          <table:table-cell table:style-name="Tabel1.B9" office:value-type="string">
            <text:p text:style-name="P9"><text:span text:style-name="T1">S</text:span></text:p>
          </table:table-cell>
          <table:table-cell table:style-name="Tabel1.C9" office:value-type="string">
            <text:p text:style-name="P11"><text:span text:style-name="T1"/></text:p>
          </table:table-cell>
        </table:table-row>
        <table:table-row table:style-name="Tabel1.6">
          <table:table-cell table:style-name="Tabel1.A3" office:value-type="string">
            <text:p text:style-name="P4"><text:span text:style-name="T3">F2.0</text:span></text:p>
          </table:table-cell>
          <table:table-cell table:style-name="Tabel1.B3" office:value-type="string">
            <text:p text:style-name="P9"><text:span text:style-name="T3">M</text:span></text:p>
          </table:table-cell>
          <table:table-cell table:style-name="Tabel1.C3" office:value-type="string">
            <text:p text:style-name="P11"><text:span text:style-name="T6"/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2.1</text:span></text:p>
          </table:table-cell>
          <table:table-cell table:style-name="Tabel1.B6" office:value-type="string">
            <text:p text:style-name="P9"><text:span text:style-name="T1">S</text:span></text:p>
          </table:table-cell>
          <table:table-cell table:style-name="Tabel1.C6" office:value-type="string">
            <text:p text:style-name="P11"><text:span text:style-name="T1"/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2.1.1</text:span></text:p>
          </table:table-cell>
          <table:table-cell table:style-name="Tabel1.B6" office:value-type="string">
            <text:p text:style-name="P9"><text:span text:style-name="T1">C</text:span></text:p>
          </table:table-cell>
          <table:table-cell table:style-name="Tabel1.C6" office:value-type="string">
            <text:p text:style-name="P11"><text:span text:style-name="T1"/></text:p>
          </table:table-cell>
        </table:table-row>
        <table:table-row table:style-name="Tabel1.6">
          <table:table-cell table:style-name="Tabel1.A9" office:value-type="string">
            <text:p text:style-name="P4"><text:span text:style-name="T1">F2.3</text:span></text:p>
          </table:table-cell>
          <table:table-cell table:style-name="Tabel1.B9" office:value-type="string">
            <text:p text:style-name="P9"><text:span text:style-name="T1">S</text:span></text:p>
          </table:table-cell>
          <table:table-cell table:style-name="Tabel1.C9" office:value-type="string">
            <text:p text:style-name="P11"><text:span text:style-name="T5"/></text:p>
          </table:table-cell>
        </table:table-row>
        <table:table-row table:style-name="Tabel1.6">
          <table:table-cell table:style-name="Tabel1.A3" office:value-type="string">
            <text:p text:style-name="P4"><text:span text:style-name="T3">F3.0</text:span></text:p>
          </table:table-cell>
          <table:table-cell table:style-name="Tabel1.B3" office:value-type="string">
            <text:p text:style-name="P9"><text:span text:style-name="T3">M</text:span></text:p>
          </table:table-cell>
          <table:table-cell table:style-name="Tabel1.C3" office:value-type="string">
            <text:p text:style-name="P11"><text:span text:style-name="T6"/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3.1</text:span></text:p>
          </table:table-cell>
          <table:table-cell table:style-name="Tabel1.B6" office:value-type="string">
            <text:p text:style-name="P9"><text:span text:style-name="T1">M</text:span></text:p>
          </table:table-cell>
          <table:table-cell table:style-name="Tabel1.C6" office:value-type="string">
            <text:p text:style-name="P11"><text:span text:style-name="T5"/></text:p>
          </table:table-cell>
        </table:table-row>
        <table:table-row table:style-name="Tabel1.16">
          <table:table-cell table:style-name="Tabel1.A6" office:value-type="string">
            <text:p text:style-name="P5"><text:span text:style-name="T1">F3.1.1</text:span></text:p>
          </table:table-cell>
          <table:table-cell table:style-name="Tabel1.B6" office:value-type="string">
            <text:p text:style-name="P12"><text:span text:style-name="T1">C</text:span></text:p>
          </table:table-cell>
          <table:table-cell table:style-name="Tabel1.C6" office:value-type="string">
            <text:p text:style-name="P13"><text:span text:style-name="T1"/></text:p>
          </table:table-cell>
        </table:table-row>
        <table:table-row table:style-name="Tabel1.17">
          <table:table-cell table:style-name="Tabel1.A6" office:value-type="string">
            <text:p text:style-name="P5"><text:span text:style-name="T1">F3.2</text:span></text:p>
          </table:table-cell>
          <table:table-cell table:style-name="Tabel1.B6" office:value-type="string">
            <text:p text:style-name="P12"><text:span text:style-name="T1">S</text:span></text:p>
          </table:table-cell>
          <table:table-cell table:style-name="Tabel1.C6" office:value-type="string">
            <text:p text:style-name="P13"><text:span text:style-name="T1"/></text:p>
          </table:table-cell>
        </table:table-row>
        <table:table-row table:style-name="Tabel1.18">
          <table:table-cell table:style-name="Tabel1.A3" office:value-type="string">
            <text:p text:style-name="P5"><text:span text:style-name="T3">F4.0</text:span></text:p>
          </table:table-cell>
          <table:table-cell table:style-name="Tabel1.B3" office:value-type="string">
            <text:p text:style-name="P12"><text:span text:style-name="T3">W</text:span></text:p>
          </table:table-cell>
          <table:table-cell table:style-name="Tabel1.C3" office:value-type="string">
            <text:p text:style-name="P13"><text:span text:style-name="T3"/></text:p>
          </table:table-cell>
        </table:table-row>
        <table:table-row table:style-name="Tabel1.19">
          <table:table-cell table:style-name="Tabel1.A9" office:value-type="string">
            <text:p text:style-name="P5"><text:span text:style-name="T1">F4.1</text:span></text:p>
          </table:table-cell>
          <table:table-cell table:style-name="Tabel1.B9" office:value-type="string">
            <text:p text:style-name="P12"><text:span text:style-name="T1">W</text:span></text:p>
          </table:table-cell>
          <table:table-cell table:style-name="Tabel1.C9" office:value-type="string">
            <text:p text:style-name="P13"><text:span text:style-name="T1"/></text:p>
          </table:table-cell>
        </table:table-row>
        <table:table-row table:style-name="Tabel1.20">
          <table:table-cell table:style-name="Tabel1.A3" office:value-type="string">
            <text:p text:style-name="P5"><text:span text:style-name="T3">F5.0</text:span></text:p>
          </table:table-cell>
          <table:table-cell table:style-name="Tabel1.B3" office:value-type="string">
            <text:p text:style-name="P14"><text:span text:style-name="T3">S</text:span></text:p>
          </table:table-cell>
          <table:table-cell table:style-name="Tabel1.C3" office:value-type="string">
            <text:p text:style-name="P15"><text:span text:style-name="T3"/></text:p>
          </table:table-cell>
        </table:table-row>
        <table:table-row table:style-name="Tabel1.20">
          <table:table-cell table:style-name="Tabel1.A6" office:value-type="string">
            <text:p text:style-name="P5"><text:span text:style-name="T1">F5.1</text:span></text:p>
          </table:table-cell>
          <table:table-cell table:style-name="Tabel1.B6" office:value-type="string">
            <text:p text:style-name="P14"><text:span text:style-name="T1">S</text:span></text:p>
          </table:table-cell>
          <table:table-cell table:style-name="Tabel1.C6" office:value-type="string">
            <text:p text:style-name="P15"><text:span text:style-name="T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fo:language="en" fo:country="GB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fo:language="en" fo:country="GB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fo:language="en" fo:country="GB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language="en" fo:country="GB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Calibri Light" fo:language="en" fo:country="GB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3763" style:font-name="Calibri Light" fo:language="en" fo:country="GB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3763" style:font-name="Calibri Light" fo:language="en" fo:country="GB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language="en" fo:country="GB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language="en" fo:country="GB" fo:font-style="italic" style:font-size-asian="10.5pt" style:font-style-asian="italic" style:font-name-complex="F" style:font-size-complex="10.5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language="en" fo:country="GB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fo:language="en" fo:country="GB" style:letter-kerning="tru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fo:language="en" fo:country="GB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language="en" fo:country="GB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language="en" fo:country="GB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nl" style:country-asian="NL" style:font-weight-asian="bold" style:font-size-complex="16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GB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  <style:text-properties fo:language="en" fo:country="GB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GB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fo:language="en" fo:country="GB" style:font-size-asian="12pt" style:font-name-complex="Times New Roman1" style:font-size-complex="12pt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language="en" fo:country="GB" fo:font-style="italic" style:font-size-asian="14pt" style:font-style-asian="italic" style:font-name-complex="F" style:font-size-complex="14pt" style:font-style-complex="italic"/>
    </style:style>
    <style:style style:name="Table_20_Paragraph" style:display-name="Table Paragraph" style:family="paragraph" style:parent-style-name="Standard" style:default-outline-level="" style:list-style-name="">
      <style:paragraph-properties fo:margin-top="0cm" fo:margin-bottom="0cm" fo:line-height="100%" fo:orphans="0" fo:widows="0"/>
      <style:text-properties style:font-name="Calibri" fo:language="en" fo:country="GB" style:font-name-asian="Calibri1" style:font-name-complex="Calibri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language="en" fo:country="GB" fo:font-weight="bold" style:letter-kerning="true" style:font-size-asian="28pt" style:font-weight-asian="bold" style:font-name-complex="F" style:font-size-complex="28pt" style:font-weight-complex="bold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GB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>
      <style:text-properties fo:color="#2f5496" style:font-name="Calibri Light" fo:font-size="16pt" fo:language="en" fo:country="GB" style:letter-kerning="true" style:font-size-asian="16pt" style:font-name-complex="F" style:font-size-complex="16pt"/>
    </style:style>
    <style:style style:name="Geen_20_afstand_20_Char" style:display-name="Geen afstand Char" style:family="text" style:parent-style-name="Default_20_Paragraph_20_Font">
      <style:text-properties fo:language="en" fo:country="GB" style:letter-kerning="tru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_20_2_20_Char" style:display-name="Kop 2 Char" style:family="text" style:parent-style-name="Default_20_Paragraph_20_Font">
      <style:text-properties fo:color="#2f5496" style:font-name="Calibri Light" fo:font-size="13pt" fo:language="en" fo:country="GB" style:letter-kerning="true" style:font-size-asian="13pt" style:font-name-complex="F" style:font-size-complex="13pt"/>
    </style:style>
    <style:style style:name="Kop_20_3_20_Char" style:display-name="Kop 3 Char" style:family="text" style:parent-style-name="Default_20_Paragraph_20_Font">
      <style:text-properties fo:color="#1f3763" style:font-name="Calibri Light" fo:font-size="12pt" fo:language="en" fo:country="GB" style:letter-kerning="true" style:font-size-asian="12pt" style:font-name-complex="F" style:font-size-complex="12pt"/>
    </style:style>
    <style:style style:name="Kop_20_4_20_Char" style:display-name="Kop 4 Char" style:family="text" style:parent-style-name="Default_20_Paragraph_20_Font">
      <style:text-properties fo:color="#2f5496" style:font-name="Calibri Light" fo:language="en" fo:country="GB" fo:font-style="italic" style:letter-kerning="true" style:font-style-asian="italic" style:font-name-complex="F" style:font-style-complex="italic"/>
    </style:style>
    <style:style style:name="Kop_20_5_20_Char" style:display-name="Kop 5 Char" style:family="text" style:parent-style-name="Default_20_Paragraph_20_Font">
      <style:text-properties fo:color="#2f5496" style:font-name="Calibri Light" fo:language="en" fo:country="GB" style:letter-kerning="true" style:font-name-complex="F"/>
    </style:style>
    <style:style style:name="Kop_20_6_20_Char" style:display-name="Kop 6 Char" style:family="text" style:parent-style-name="Default_20_Paragraph_20_Font">
      <style:text-properties fo:color="#1f3763" style:font-name="Calibri Light" fo:language="en" fo:country="GB" style:letter-kerning="true" style:font-name-complex="F"/>
    </style:style>
    <style:style style:name="Kop_20_7_20_Char" style:display-name="Kop 7 Char" style:family="text" style:parent-style-name="Default_20_Paragraph_20_Font">
      <style:text-properties fo:color="#1f3763" style:font-name="Calibri Light" fo:language="en" fo:country="GB" fo:font-style="italic" style:letter-kerning="true" style:font-style-asian="italic" style:font-name-complex="F" style:font-style-complex="italic"/>
    </style:style>
    <style:style style:name="Kop_20_8_20_Char" style:display-name="Kop 8 Char" style:family="text" style:parent-style-name="Default_20_Paragraph_20_Font">
      <style:text-properties fo:color="#272727" style:font-name="Calibri Light" fo:font-size="10.5pt" fo:language="en" fo:country="GB" style:letter-kerning="true" style:font-size-asian="10.5pt" style:font-name-complex="F" style:font-size-complex="10.5pt"/>
    </style:style>
    <style:style style:name="Kop_20_9_20_Char" style:display-name="Kop 9 Char" style:family="text" style:parent-style-name="Default_20_Paragraph_20_Font">
      <style:text-properties fo:color="#272727" style:font-name="Calibri Light" fo:font-size="10.5pt" fo:language="en" fo:country="GB" fo:font-style="italic" style:letter-kerning="true" style:font-size-asian="10.5pt" style:font-style-asian="italic" style:font-name-complex="F" style:font-size-complex="10.5pt" style:font-style-complex="italic"/>
    </style:style>
    <style:style style:name="Koptekst_20_Char" style:display-name="Koptekst Char" style:family="text" style:parent-style-name="Default_20_Paragraph_20_Font">
      <style:text-properties fo:language="en" fo:country="GB" style:letter-kerning="true"/>
    </style:style>
    <style:style style:name="Ondertitel_20_Char" style:display-name="Ondertitel Char" style:family="text" style:parent-style-name="Default_20_Paragraph_20_Font">
      <style:text-properties fo:color="#5a5a5a" fo:letter-spacing="0.026cm" fo:language="en" fo:country="GB" style:letter-kerning="true" style:font-name-complex="F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Titel_20_Char" style:display-name="Titel Char" style:family="text" style:parent-style-name="Default_20_Paragraph_20_Font">
      <style:text-properties style:font-name="Calibri Light" fo:font-size="28pt" fo:letter-spacing="-0.018cm" fo:language="en" fo:country="GB" style:letter-kerning="true" style:font-size-asian="28pt" style:font-name-complex="F" style:font-size-complex="28pt"/>
    </style:style>
    <style:style style:name="Voettekst_20_Char" style:display-name="Voettekst Char" style:family="text" style:parent-style-name="Default_20_Paragraph_20_Font">
      <style:text-properties fo:language="en" fo:country="GB" style:letter-kerning="tru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opmerking_20_Char" style:display-name="Tekst opmerking Char" style:family="text" style:parent-style-name="Default_20_Paragraph_20_Font">
      <style:text-properties fo:font-size="10pt" style:letter-kerning="true" style:font-size-asian="10pt" style:font-size-complex="10pt"/>
    </style:style>
    <style:style style:name="Onderwerp_20_van_20_opmerking_20_Char" style:display-name="Onderwerp van opmerking Char" style:family="text" style:parent-style-name="Tekst_20_opmerking_20_Char">
      <style:text-properties fo:font-size="10pt" fo:font-weight="bold" style:letter-kerning="true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er Tak (student)</meta:initial-creator>
    <meta:editing-cycles>4</meta:editing-cycles>
    <meta:creation-date>2024-03-08T12:56:00</meta:creation-date>
    <dc:date>2024-12-23T11:04:57.36</dc:date>
    <meta:editing-duration>P0D</meta:editing-duration>
    <meta:generator>OpenOffice/4.1.15$Win32 OpenOffice.org_project/4115m2$Build-9813</meta:generator>
    <meta:document-statistic meta:table-count="1" meta:image-count="0" meta:object-count="0" meta:page-count="1" meta:paragraph-count="43" meta:word-count="49" meta:character-count="1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